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netPrintWriter.println( String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etPrintWriter.println( boolean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etPrintWriter.println( long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etPrintWriter.InternetPrintWriter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etPrintWriter.println( char [ ]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etPrintWriter.println( int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etPrintWriter.InternetPrintWriter( 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etPrintWriter.InternetPrintWriter( Writer out , boolean autoFlu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etPrintWriter.println( char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etPrintWriter.println( double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etPrintWriter.InternetPrintWriter( OutputStream out , boolean autoFlu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etPrintWriter.println( Object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etPrintWriter.printl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ernetPrintWriter.println( float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